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0ded"/>
    </style:style>
    <style:style style:name="P2" style:family="paragraph" style:parent-style-name="Sender">
      <style:text-properties officeooo:rsid="000c0ded"/>
    </style:style>
    <style:style style:name="P3" style:family="paragraph" style:parent-style-name="Sender">
      <style:text-properties style:font-name="Comic Sans MS" officeooo:rsid="000c0ded"/>
    </style:style>
    <style:style style:name="P4" style:family="paragraph" style:parent-style-name="Sender">
      <style:text-properties style:font-name="Comic Sans MS" officeooo:rsid="0007c769" officeooo:paragraph-rsid="0007c769"/>
    </style:style>
    <style:style style:name="P5" style:family="paragraph" style:parent-style-name="Standard">
      <style:paragraph-properties>
        <style:tab-stops>
          <style:tab-stop style:position="0.8335in"/>
        </style:tab-stops>
      </style:paragraph-properties>
      <style:text-properties style:font-name="Comic Sans MS" fo:font-size="20pt" officeooo:rsid="0007c769" officeooo:paragraph-rsid="0007c769" style:font-size-asian="17.5pt" style:font-size-complex="20pt"/>
    </style:style>
    <style:style style:name="P6" style:family="paragraph" style:parent-style-name="Text_20_body">
      <style:paragraph-properties>
        <style:tab-stops>
          <style:tab-stop style:position="0.8335in"/>
        </style:tab-stops>
      </style:paragraph-properties>
    </style:style>
    <style:style style:name="T1" style:family="text">
      <style:text-properties style:text-position="super 58%"/>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tyle>
  </office:automatic-styles>
  <office:body>
    <office:text text:use-soft-page-breaks="true">
      <text:tracked-changes text:track-changes="false">
        <text:changed-region xml:id="ct1901618532304" text:id="ct1901618532304">
          <text:format-change>
            <office:change-info>
              <dc:creator>Unknown Author</dc:creator>
              <dc:date>2022-05-22T14:49:24</dc:date>
              <text:p>Replace 1st... with 1^st...</text:p>
            </office:change-info>
          </text:format-change>
        </text:changed-region>
        <text:changed-region xml:id="ct1901618539744" text:id="ct1901618539744">
          <text:format-change>
            <office:change-info>
              <dc:creator>Unknown Author</dc:creator>
              <dc:date>2022-05-22T14:49:24</dc:date>
              <text:p>Replace 1st... with 1^st...</text:p>
            </office:change-info>
          </text:format-change>
        </text:changed-region>
        <text:changed-region xml:id="ct1901618537824" text:id="ct1901618537824">
          <text:format-change>
            <office:change-info>
              <dc:creator>Unknown Author</dc:creator>
              <dc:date>2022-05-22T14:49:25</dc:date>
              <text:p>Replace 1st... with 1^st...</text:p>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Sender" text:anchor-type="page" text:anchor-page-number="1" svg:x="1.1457in" svg:y="0.2189in" svg:width="1.85in" draw:z-index="0">
        <draw:text-box fo:min-height="0.0161in">
          <text:p text:style-name="P3">Patty</text:p>
          <text:p text:style-name="P3">11006 Ravenna Rd.</text:p>
          <text:p text:style-name="P4">Twinsburg, OH 44087</text:p>
          <text:p text:style-name="P2"/>
          <text:p text:style-name="P2"/>
        </draw:text-box>
      </draw:frame>
      <text:p text:style-name="Standard"/>
      <text:p text:style-name="Standard"/>
      <text:p text:style-name="Standard"/>
      <text:p text:style-name="Standard"/>
      <text:p text:style-name="Standard"/>
      <text:p text:style-name="P6">Dear Alfred,</text:p>
      <text:p text:style-name="P6">Just wanted you to know that I am thinking of you as I do so often. <text:s/>Knowing that you are with mom makes me okay. <text:s/>Could you please give her a big hug for me?</text:p>
      <text:p text:style-name="P6">I miss her wisdom &amp; kind words. <text:s/>I miss watching Lawrence Welk with you. <text:s/>I haven’t listened to any of our CD’s since you left. <text:s/>I know it will make me cry so I abstain from doing so.</text:p>
      <text:p text:style-name="P5"/>
      <text:p text:style-name="P6">The house is coming along. <text:s/>All the wall paper is gone and the rooms are all painted. <text:s/>I had your Master painted a light pink and the same with the Master bath. <text:s/>I had a walk-in shower installed for you but you left before it was finished.</text:p>
      <text:p text:style-name="P5"/>
      <text:p text:style-name="P6">Adam has moved in with me. <text:s/>He’s been such a big help. <text:s/>He has taken over the Reno &amp; he is doing a good job. <text:s/>He installed 2 toilets (they flush everything down with one flush). <text:s/>It’s so nice not having to flush 3 x’s just to get the paper down. <text:s/>It will save us money on our water bill. <text:s/>He also replaced the vanity top in the master bath &amp; put in a new faucet. <text:s/>That room is almost completed. <text:s/>Adam put a new ceiling fan in there that’s hooked up to blue tooth..whatever that does. <text:s/>I had the living room painted a medium gray with white trim on the windows and the crown molding. <text:s/>It looks really nice &amp; clean. <text:s/>I had new carpeting installed in all the rooms in a nice gray too. <text:s/>The Master has white carpet &amp; white trim on the windows &amp; base boards. <text:s/>I also had the closet doors (every room) painted white &amp; it looks really awsome. <text:s/>I love it.</text:p>
      <text:p text:style-name="P5"/>
      <text:p text:style-name="P6">Now the kitchen is a different story. <text:s/>I had a handy man help me out with some small projects &amp; he ended up ruining my kitchen floor. <text:s/>When he unhooked the water line to the kitchen sink he neglected to reattach the hose to the garbage disposal and water came shooting. <text:s/>I wiped it up right away but the water got under the floor &amp; now it’s all bowed up. The insurance guy came out today &amp; said that all the lower cabinets had to be removed so they can put a new floor in. <text:s/>Of course, I just paid $2,000 to have them painted inside &amp; out only for them to have to tear them out. <text:s/>I tried every thing I could to talk the floor guy into some other alternative but he said there’s no way around it. <text:s/>I am dreading this because I it’s going to take a lot of time and I’ve been without a Kitchen since November 30, 2021. <text:s/>Then, to make matters worse, they put a tarp up to keep the dust under control and when they took it down they took the paint off the ceiling and part of a wall. <text:s/>I’m sick about it cause I just had the whole ceiling replaced to get rid of that water stain by the chimney and it looked PERFECT. <text:s/>Now they have to sand &amp; patch.</text:p>
      <text:p text:style-name="P5"><text:soft-page-break/></text:p>
      <text:p text:style-name="P6">Then there’s the story about the hardwood floors. <text:s/>I ordered Hickory hardwood and when a small piece of wood fell out of the box it was the wrong color. <text:s/>I didn’t realize that Hickory is actually 3 colors of wood. <text:s/>I had it returned &amp; picked a beautiful White Oak. <text:s/>Then the flood happened &amp; when the guys came out to lay the hardwood I was told that they can’t lay hardwood on top of particle board. <text:s/>The thing that ticks me off is that the flooring company had a guy come out &amp; measure &amp; not once did he say I couldn’t have lay hardwood. <text:s/>So once again, I had to call the flooring company &amp; tell them to come get their wood. <text:s/>At that time I was informed that I would have to go with a laminate. <text:s/>So I picked out a pretty nice laminate and now that’s stored in the garage waiting for the big day to put it in.</text:p>
      <text:p text:style-name="P5"/>
      <text:p text:style-name="P6">I’m also having the foyer and hallway done in the same wood so it will look really nice….if it ever gets done.</text:p>
      <text:p text:style-name="P5"/>
      <text:p text:style-name="P6">I bought new doors for all the bedrooms &amp; bathrooms and Adam’s next project is to paint them. They are already white but they still need a good coat of paint. <text:s/>I bought a paint gun for him to use and he’s been practicing with it on some small things he’s been doing.</text:p>
      <text:p text:style-name="P5"/>
      <text:p text:style-name="P6">Oh yeah !! <text:s/>I bought an electric lawn mower. <text:s/>It’s really nice. <text:s/>It’s self propelled and has a bagger on it which will come in handy this fall when the leaves start to fall. <text:s/>It’s so quiet I can hardly hear it running. <text:s/>The battery only lasts an hour so I do the front yard first then charge it up to do the back yard. <text:s/>Speaking of the back yard, I had those 2 <text:s/>big trees cut down. <text:s/>They were so dead in places that I was constantly worried about them coming down &amp; possibly killing me, or Rick or Joanie. <text:s/>The yard looks a little bare now but at least there is no danger. <text:s/>I also bought one of those Sunsetter Awnings for the deck, which I also renovated. <text:s/>It’s powered and looks really good when it’s open. <text:s/>I also added a small gas grill to the deck and it all looks very neat &amp; clean. <text:s/>The sun coming in the back door is so hot now so I think the awning will help keep the heat down.</text:p>
      <text:p text:style-name="P5"/>
      <text:p text:style-name="P6">After I had the trees removed, I had a flower bed made. <text:s/>It’s about 3 feet deep and stretches along the property line all around the back &amp; side yard. <text:s/>I have a plan to put tall Pampas Grass all along the entire yard to kind of block looking at the neighbor’s crappy yard. <text:s/>I’ve started the seeds in a small divided planter and hopefully they will grow &amp; I can plant them. <text:s/>I have 75 plants. <text:s/>I’m sure some of them will die but I want them anyway.</text:p>
      <text:p text:style-name="P5"/>
      <text:p text:style-name="P6"><text:soft-page-break/>After the kitchen floor is done, I am having a bluish kind of subway tile installed as my back splash. <text:s/>I bought several boxes of tile but it seems that I have too much so maybe some of it can be used in the main bathroom. <text:s/>It’s the right color so it will look nice. <text:s/>I was going to replace the tub also but it would cost me another $10,000 to do it. <text:s/>Things are so expensive now after Covid put the world out of order. <text:s/>The <text:s/>walk-in shower cost $8,000 and now they want $12,000 to do the same thing. <text:s/>I would really love a soaking tub but at this time, I figure I’ve gotten along without one for 6 years why spend the money when the next owner can do it.</text:p>
      <text:p text:style-name="P5"/>
      <text:p text:style-name="P6">By the way, I had Betty Owens write up a will &amp; a life estate for the house. <text:s/>Adam will be the owner upon my death. <text:s/>No probate involved. <text:s/>I really have no one to handle my estate except Adam so he will inherit everything that’s left. <text:s/>I didn’t want to do that considering our relationship has been rocky but I figure, I can’t take it with me and his “father” won’t leave him a thing. <text:s/>I love Adam to infinity &amp; hope his life turns around so he can enjoy life for a change. <text:s/>His worthless piece of shit “father” had a lot to do with the way Adam turned out. <text:s/>What with watching him smoke weed all the damn time &amp; watching the same re-runs on TV how’s he supposed to know how to be a man. <text:s/>Adam said “the day the cable man came to the door is the day I lost my father”. <text:s/>That’s so true. <text:s/>Stephen couldn’t play baseball with him unless he was high...as a matter of fact, he couldn’t do anything if he wasn’t high. <text:s/>He has resented Adam since the day he was born. <text:s/>He knew that he would have to keep a job (other than painting a couple of <text:s/>houses in the summer with his uncle Bob). <text:s/>He’s so afraid that someone is going to ask him to do something that he hides &amp; “buries his head in the sand” &amp; hopes everyone will forget about him.</text:p>
      <text:p text:style-name="P5"/>
      <text:p text:style-name="P6">When Stephen quit his job at Bonnieville Towers they (his coworkers) rejoiced. <text:s/>He would do nothing he was hired to do and you know that he would come &amp; go as he pleased...not being available to go into the residents units with his coworker Keith &amp; help him as he was hired to do. <text:s/>He complained constantly and was rude to the people living there so everybody hated him. <text:s/>He did the same thing at Shaffer Distributing..coming in at 3 am &amp; leaving at 11 pm. <text:s/>He was supposed to be running the parts department but was not there to answer the <text:s/>phone or take care of walk-in customers. <text:s/>He was told so many times that his hours were 8:30 to 5:00 but within a week he would be back to coming in when he felt like it. <text:s/>Then bitch about how mean they were to him.</text:p>
      <text:p text:style-name="P5"/>
      <text:p text:style-name="P6">Well, June 1<text:change-start text:change-id="ct1901618532304"/><text:span text:style-name="T1">st</text:span><text:change-end text:change-id="ct1901618532304"/> is divorce day. <text:s/>I have to drive to Cleveland (or Akron) to appear in court. <text:s/>In 2018 we decided to split up our assets. <text:s/>I was broke &amp; needed money so under duress I signed a paper stating upon this settlement we would be divorced. <text:s/>Well, he never got an attorney &amp; I had already hired one that he just ignored so I wasn’t going to do it again. <text:s/>Well I thought things were going well with us &amp; that he was going to retire down here in S.C. but the day you left me he told me that it wasn’t happening. <text:s/>Well, come to find out he had already replaced me with another woman.</text:p>
      <text:p text:style-name="P5"><text:soft-page-break/></text:p>
      <text:p text:style-name="P6">One day, I went on Facebook and to my surprise there’s this woman proclaiming her love for my husband. <text:s/>She said she has known him for 50 yrs and loves him. <text:s/>I had heard from Adam that there was a woman parking her car in my garage &amp; sleeping with my husband. <text:s/>I had asked him if he indeed had a girlfriend and he just laughed but didn’t deny it. <text:s/>I put it in the back of my mind and didn’t think much about it but then when she posted it on the internet I was floored. <text:s/>I never expected that from him but Stephen is so lame that he can’t do anything for himself and he needed someone to take care of him.</text:p>
      <text:p text:style-name="P5"/>
      <text:p text:style-name="P6">Before I found out about her he had hired an attorney for an uncontested divorce. <text:s/>I was more than happy to do it but in order for him to get me off the mortgage he would have to re-finance the house.. <text:s/>It was at that point he wanted me to sign a Quit Claim Deed. <text:s/>That would have taken my name off the deed but left me responsible for the loan. <text:s/>I drove to Twinsburg to get the rest of my furniture and went with him to the bank to talk to a loan officer about me being responsible for the debt (Stephen said that the banker he had spoken to previously told him otherwise) and consequently he said he never wanted to talk to me ever again. <text:s/>I said fine &amp; left. <text:s/>Ten months go by and he wasn’t able to get re-financed at a mortgage payment of $500 per month. <text:s/>I did sign a separation agreement and that’s when I found out <text:s/>about the girlfriend. <text:s/>Well, that changed everything. <text:s/>When we split up the house &amp; the Mutual Funds I only got $16,500 (my share of the house. <text:s/>There is $88,000 in equity on that house and I don’t think I should have to get a fraction of that money so I hired an appraiser to come up <text:s/>with a fair number so <text:s/>that I would get my fair share. <text:s/>When we made the agreement the house was valued at $190,000. <text:s/>Now it’s worth $278,000 and I want half of the equity. <text:s/>Well, he doesn’t have any money to buy me out so the only thing to do would be to sell the house &amp; split the profit. <text:s/>Of course, he doesn’t want to get off his lazy ass &amp; move. <text:s/>There is no reason for him to have 1700 sq ft of house when he only uses 1 room. <text:s/>He can’t mow the lawn or shovel snow anymore so why the hell needs a house is beyond me. <text:s/>He could live comfortably in a studio apartment. <text:s/>But he wants to be a piece of shit and keep everything. <text:s/>I already gave him all the furniture, appliances, dishes, and so forth but he feels that I did him wrong when I took the drapes &amp; the phone. <text:s/>Yes, I wanted him to feel uncomfortable</text:p>
      <text:p text:style-name="P6">but I could have taken his TV remote or his cable box if I wanted to be shitty but I didn’t. <text:s/>When I went up there last June to get my furniture on the truck he wouldn’t even let me go down the street to the bank in his car. <text:s/>I had to get a hotel room because he didn’t want me to stay in MY OWN FUCKING HOUSE. <text:s/>Remember when we drove to Knoxville to get the garage door remote? <text:s/>Took us about 8 hours only to find out that he wanted it so his girlfriend could have it. <text:s/>Stephen wouldn’t walk next door for me but all my married life I had to do everything by myself. <text:s/>He wouldn’t even go to the parties that my employer held and we had some great parties. <text:s/>Most of my coworkers didn’t even realize that I even had a husband. <text:s/>I remember one time in particular that he was going to the grocery store to buy food for his lunch (what the fuck kind of husband shops only for himself). <text:s/>I asked him to bring something back for dinner. <text:s/>When he got home I asked him what he got for dinner and he says “I <text:s/><text:soft-page-break/>don’t know what you like”...after over 17,000 meals we shared he didn’t know what I wanted to eat. <text:s/>He said that he never said he didn’t want to be married to me anymore. <text:s/>Well, he did say it. <text:s/>When I asked him where he saw himself in 2 years he responded with “not married to you”. <text:s/>Of course he denied saying that but even if he hadn’t his actions were undeniable in that actions speak louder than words. <text:s/>He defied me every chance he got by lying about everything. <text:s/>He has no conscience and never feels guilty about going back on his word….I used to remember he would say “I give you my word” but he has absolutely no integrity. <text:s/>He thinks nothing about getting caught in a lie. <text:s/>Its uncanny.</text:p>
      <text:p text:style-name="P5"/>
      <text:p text:style-name="P6">Stephen has some serious mental problems yet he thinks he is right and the world is wrong. <text:s/>Everybody is out to get him (ie: he thinks that they put the census on the internet just to fuck <text:s/>with him. <text:s/>I ended filling out the paperwork cause he was unable to as he is so computer illiterate and needs help in every aspect of his miserable life.</text:p>
      <text:p text:style-name="P5"/>
      <text:p text:style-name="P6">I hope the judge will see my point about getting an appraisal and dividing 50% - 50%. <text:s/>Of course, I will subtract the $16,500 I already received but I would be entitled to about $25,000 or more. <text:s/>Wish me luck on that cause I’m gonna need it. <text:s/>Besides, I’ve already spent $6,800 on legal fees and I at least want that back. <text:s/>It would have all been over if he hadn’t lied about his girlfriend and just told me the truth. <text:s/>Truth !!! <text:s/>That’s a word that isn’t in his vocabulary. <text:s/>I really want him to drop dead at this point but all his complaining about how sick he is just Bull Shit. <text:s/>He’s healthier than all if us. <text:s/>He told his girlfriend to tell Adam that he was in real bad shape and might not see him alive again. <text:s/>Adam hates him with such a passion and tells his friends that his father is dead. <text:s/>He is DEAD to us. <text:s/>I just can’t comprehend why he has so much resentment for his only child. <text:s/>His girlfriend told Adam that the happiest day of Stephen’s life was the day he (Adam) was born. <text:s/>I was there and it wasn’t the happiest day of his life cause he left the hospital to go home &amp; get high. <text:s/>The happiest day of his pathetic life was when Adam got arrested and had a $500,000 bond set. <text:s/>I’ll never forget the big smile on his face as he told me. <text:s/>No wonder Adam’s life has turned out so shitty. <text:s/>He had no one to teach him how to be a man. <text:s/>Stephen never took him to a ball game or camping or any kind of boyhood stuff. <text:s/>I’m the one that signed him up for baseball in the summer or soccer in the fall. <text:s/>I got him into the Boy Scouts and band and his father did nothing. <text:s/>He wouldn’t even go to the Parent Teacher’s night at the school. <text:s/>Why did I stick with him for 39 yrs? One summer, the city Bedford was unable to find a coach for Adam’s team and they appointed a lady down the street. <text:s/>She had 2 sons but was a busy single working mom &amp; she gave up 2 nights a week for 6 weeks to help out. <text:s/>Stephen just complained about her but still wouldn’t donate any time of his. <text:s/>It’s not like he was doing other important stuff….just watching TV. <text:s/>But Steve felt that working to put food on the table was enough and that he owed nothing to his son..his only child.</text:p>
      <text:p text:style-name="P5"/>
      <text:p text:style-name="P6">One time not so long ago Stephen said “I’ve always looked to having kids and grand kids” yet he couldn’t be bothered with the only child he had. <text:s/>No one but he &amp; I know that I did get pregnant again <text:soft-page-break/>&amp; Stephen told me to get an abortion. <text:s/>At the time I felt the same way as our relationship was not good and that not only would he treat another baby bad but harbor resentment towards his other child. <text:s/>I would have liked for Adam to have a sibling as I feel that it’s important to have that dynamic in his life...you know somebody to share memories with. <text:s/>Sometimes as a kid, I wished I was an only child but having relationships with my brothers was a big part of my life...even when they would pick on me. <text:s/>Now, if course, I really <text:s/>miss Jeff and Lee. <text:s/>Jeffy was there for me when I got my first period &amp; John was there when I bought my first bra...of course he didn’t know it at the time but he was working at Bond’s &amp; his girlfriend worked at Newberry’s right next door in the Great Lakes Mall. <text:s/>I didn’t know anything about bras but I knew I was one if the only girls in my gym class that didn’t <text:s/>wear one and I was embarrassed wearing my undershirt to school. <text:s/>Of course I didn’t have boobs yet but the point was just having a bra. <text:s/>I was in 8<text:change-start text:change-id="ct1901618539744"/><text:span text:style-name="T1">th</text:span><text:change-end text:change-id="ct1901618539744"/> grade at the time. <text:s/>My mom was never around. <text:s/>You and mom got into the coin laundry business and that was the end of my childhood. <text:s/>Jeffy taught me how to iron &amp; how to cook tamolies from a jar and how to eat sardines in mustard sauce...ugh..it was pretty gross but we lived through it. <text:s/>My girlfriend Margaret Petunya’s mother was a stay at home mom and I remember how good their house smelled with home cooking. <text:s/>My mom would sometimes throw a chuck roast all frozen solid in the oven &amp; cooking it for hours...it was usually one of us kids who got to actually put it in the oven. <text:s/>Then on Monday we would have “Chop Suey”. <text:s/>It was left over chuck roast with some gravy and bean sprouts cooked on the stove. <text:s/>The few times she would make dinner I can remember having cooked macaroni with a can of tomato soup poured over it &amp; we called it Spaghetti. <text:s/>I had to learn to cook by myself..when I finally got out of the house my refrigerator was bare except for milk and the food in my cupboard consisted of Spaghettios and Chunky Chicken Soup. <text:s/>I can’t even remember making food or even going to McDonalds. <text:s/>What did we eat !! <text:s/>We mostly partied and had a good time doing it. <text:s/>We would get in to a car and drive out to Kirtland where there was a Haunted House. <text:s/>There were so many versions of that story I to this day don’t know which one to believe. <text:s/>We drank a lot of Boonesfarm Wine as well as Strawberry Hill. <text:s/>Throw in a bottle of Mad Dog 20-20 and we were good to go.</text:p>
      <text:p text:style-name="P5"/>
      <text:p text:style-name="P6">Some of my most memorable parties took place at Paul Panhorst’s house. <text:s/>His parents were super cool &amp; let us party there in the basement every weekend. (I think Paul’s parents were alcoholics...they would have to be to put up with us).I’m talking a LOT of kids...20-30. They even let us use their big blue Pontiac Bonnieville to go driving around in Moreland Hills where the Super Rich lived. <text:s/>There was a section of River Road that had a significant dip &amp; Paul would get going real fast and we would literally leave the ground and fly over that dip. <text:s/>One of the guys in the car actually bit a piece of his tongue off when we landed. <text:s/>That was in 1970..graduation year. I couldn’t have asked for a better time to grow up in. <text:s text:c="2"/>It was the time of peace &amp; love with the floppy hats and big bell bottoms. <text:s/>Long skirts &amp; dresses were the fad along with platform shoes. <text:s/>And let’s not forget about the weed we smoked. <text:s/>We would all chip in &amp; buy a $15 bag of shitty mexican and a corn cob pipe and smoke it all on Friday &amp; Saturday burning the bottom out of the pipe. <text:s/>One time we all piled in to a car and went downtown Cleveland. <text:s/>There was a venue called The Roxie where there were peep shows and live entertainment. <text:s/>The first <text:soft-page-break/>and only time I went there I will never forget the woman who smoked a cigarette with her vagina...that was when “Debbie Does Dallas” and let’s not forget “Deep Throat”. <text:s/>That kind of entertainment was not my thing and to this day, it’s not my thing. <text:s/>I was really embarrassed with my <text:s/>boyfriend there with.. I think he was just as embarrassed as me.</text:p>
      <text:p text:style-name="P5"/>
      <text:p text:style-name="P6">I remember taking LSD and Mescaline for kicks. <text:s/>My girlfriend Charlene Ashley and I were <text:s/>the first in our class to get our own apartment so naturally everyone partied there. <text:s/>Charlene didn’t like to do dishes &amp; I got sick of doing them too so when we wanted something to drink we would drink out of a small bowl and pass it around all the while proclaiming our love for one another because we were high on MDA. <text:s/>That’s called ecstasy now days.</text:p>
      <text:p text:style-name="P5"/>
      <text:p text:style-name="P6">After my first marriage with Denny Erickson I really cut loose. <text:s/>I packed up all my worldly possessions and headed to California. <text:s/>A friend of mine was going to Phoenix Arizona and I was going to drop her off and keep going west. <text:s/>Well, when I got to Phoenix it was sooooo nice that I decided to just visit California for a few days and settle down in Arizona. <text:s/>Denny had an apartment in Long Beach and I stayed with him for a short while (2-3 days). <text:s/>The rent was sky high there. He had a studio apartment and was paying 3 x’s the rent I was paying for a 2 bedroom, 2 bathroom fully furnished including silverware &amp; <text:s/>dishes. <text:s/>All the leases were for 3 months at a time because nobody stayed for more than that. <text:s/>Including me. <text:s/>My friend Stephanie (the girl who went with me) and I were not getting along and we decided to part ways and I moved in to a studio. <text:s/>My boyfriend Bill Burick from before my marriage to Denny was also living in Phoenix and we hooked up again. <text:s/>Big Mistake !! He was a loser then as well as he was back in high school. <text:s/>He would get paid on Friday and go out to the FastBreak Saloon and buy drinks for some of the girls and on Monday he needed to borrow money to put gas in his car so he could drive to work. <text:s/>He was my first (I was a virgin when we were seeing each other). <text:s/>After him that was no longer the case. <text:s/>It’s kinda funny because about 10 yrs ago he sent me a friend request on Facebook. <text:s/>I was really surprised that he still thought of me but before I accepted his request I started thinking of what made us break up and then I remembered..he was fucking my “friend” Stephanie. <text:s/>I never spoke to either of them again.</text:p>
      <text:p text:style-name="P5"/>
      <text:p text:style-name="P6">It was hard to live there as all the jobs were restaurants, night clubs and lodging where you worked for tips. <text:s/>Forget any 9-5 jobs..they didn’t exist and there was no industry there so a factory job was out of the question. <text:s/>I had to work 2 jobs all the time as there was no <text:s/>such thing as a full time job in that <text:s/>line of work. <text:s/>I finally got tired of starving and went back to Cleveland to make some money so I could go back. <text:s/>Arizona is a beautiful place with the mountains and the desert and I never got tired of going to Squaw Peak to watch the sun set every night.</text:p>
      <text:p text:style-name="P5"/>
      <text:p text:style-name="P6"><text:soft-page-break/>On one of my trips back to Cleveland I met a guy by the name of John “Tubby” Thompson. <text:s/>He was a BIG time drug dealer. <text:s/>Not the kind you find on a street corner but the kind that dealt in large quantities of weed &amp; the best cocaine EVER !!! We would get bails of pot and Kilos of the best cocaine you will ever find. <text:s/>He had some really good connections (Jimmy Buffit was one of them...before he got famous.) These guys were scientists and would set up a bunson burner and cook it off in a catheter to see what the quality was. <text:s/>Certain substances burn off at particular temps and that’s how we knew what was in it….besides coke. <text:s/>They never bought anything less than 98%. <text:s/>The best that I can remember was called Peruvian Flake. <text:s/>It was like diamonds..all shiny and the prettiest thing I’ve ever seen. <text:s/>Of course we didn’t get the Flake very often as it was something so spectacular that anyone who had it would never part with even 1 line. <text:s/>Then there was “Bolivian Rock” which wasn’t as pretty but had an excellent taste and <text:s/>a really good high. <text:s/>Once me and Donnie Hauck decided to go to Florida and buy weed that we could take back to Ohio and sell it for a good profit. <text:s/>We got a guy that fronted us the money and he was to get a cut of the profit. <text:s/>Well we hung around trying to score weed but that wasn’t happening and we were running out if money so instead of weed, we scored an ounce if some really good cocaine. <text:s/>It was so good it would make you puke after doing a line. <text:s/>But we were living on borrowed time by then so in order to pay our money man we decided to head up the east coast to New York City to sell it. <text:s/>We didn’t know anyone there but one person who let us stay in his apartment. <text:s/>People came by to check it out but no one had any money. <text:s/>All the free samples were costing way too much so we headed back to Cleveland. <text:s/>We had to pay our guy and that <text:s/>left us with no money or cocaine. <text:s/>But it was an experience that I’ll never forget.</text:p>
      <text:p text:style-name="P5"/>
      <text:p text:style-name="P6">My best job in the drug genre was renting houses for our out of town guests. <text:s/>We had a really good business going for a while and I made lots of money letting the guys use my house to stash weed and other contraband. <text:s/>I got $1 per pound and there was always several hundred pounds in my crawl space. <text:s/>I was the only one that had a real job so I was the one who rented cars for the boys and houses too.</text:p>
      <text:p text:style-name="P5"/>
      <text:p text:style-name="P6">Then I found out that John “Tubbie” Thompson was married..actually I met him the day he got “divorced”. <text:s/>He really was a horrible person in that he was a big fat liar but for some ungodly reason he was the man I took 4 yrs to finally get over. <text:s/>I was broken hearted to find out that he never got divorced and he was going back to her. <text:s/>It got really weird then as they wanted me to be in between them in a sexual way. <text:s/>At the time, I would have done anything to keep him in my life and I realized that his heart belonged to her and there was no room for me in that relationship. <text:s/>It was time <text:s/>for me to go. <text:s/>I remember crying my eyes out and being so miserable that I had to disconnect myself from all of our mutual friends so as not to be reminded of him. <text:s/>I can honestly say that he was the only man I ever loved.</text:p>
      <text:p text:style-name="P5"/>
      <text:p text:style-name="P6"><text:soft-page-break/>It was hard to go back to working a real job for a fraction of the money I was used to. <text:s/>But I really had no choice at the time. <text:s/>I had to pay my rent and eat. <text:s/>The only good that came from getting out if the business was my paranoia of the law. <text:s/>And to this day I still hate cops...I’ve tried to think of them as someone I could go to for help but I can honestly say that no policeman has ever helped me. <text:s/>I know we need law and order and I’m not for de-funding them but I know that ALL COPS are assholes. Whenever I have asked for assistance I have been made to feel like I am the criminal and end up getting reprimanded instead of being helped. <text:s/>Enough about the police.</text:p>
      <text:p text:style-name="P5"/>
      <text:p text:style-name="P6">Landing a job with General Electric was such a coo. <text:s/>I always had a good work ethic and worked 2<text:change-start text:change-id="ct1901618537824"/><text:span text:style-name="T1">nd</text:span><text:change-end text:change-id="ct1901618537824"/> shift there and waitresses tables at a fashionable Italian Restaurant during lunch time. <text:s/>The people I worked for were real good folks and I enjoyed my part time job there. <text:s/>I only stayed for a year or so before I decided to move to another town. <text:s/>Then I got laid off from G.E. and ended up working at Stouffer’s Food. <text:s/>It was an assembly line and I was on the French Bread Pizza line. <text:s/>I was to put sausage on every third pizza but had to weigh every handful before putting it on. <text:s/>When the sausage was hot out of the oven it wasn’t so bad but when it cooled off it all stuck together and it was hard to get from the big pan to the pizza without missing any. <text:s/>I can remember ladies on the line behind me yelling at me cause I missed one. <text:s/>One evening when I was on the line something happened to me that ended my career at Stouffers. <text:s/>I suddenly passed out &amp; had a seizure and I was fired because they thought I had a pre-existing health matter and hadn’t told them about it and that was grounds for dismissal. <text:s/>So long Stouffers. <text:s/>Now days I wouldn’t have been fired for that but c’est la vie. <text:s/>Eventually I got called back to G.E. but the company decided to sell off their liquid crystal display division and once again I got laid off. <text:s/>Eventually I actually got called by the new owners to come back &amp; work <text:s/>for them but the magic was gone and so were the good benefits and good pay. <text:s/>That company couldn’t make a go of it and eventually everybody lost their jobs. <text:s/>I <text:s/>guess you could say that they had all their eggs in one basket. <text:s/>There was only one customer (Tokeim Gas Pumps) and they were always stopping production &amp; threatening to cancel their business and finally they dumped us and took their business elsewhere. <text:s/>By that time I was sick of the ups and downs and needed some stability but I stayed on as long as they would have me. <text:s/>I loved being a part of a good company like G.E. but there was a union and no matter how lazy you were the people with seniority got to stay and the workers who DID work were always the first to <text:s/>get the axe. <text:s/>It really sucked because the division I worked in could have brought the company up to good standards but because of the union the people getting first dibs the quality if the work that did get done was awful. <text:s/>Those people had absolutely no pride in their work.</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ender" style:family="paragraph" style:parent-style-name="Standard" style:class="extra">
      <style:paragraph-properties fo:margin-top="0in" fo:margin-bottom="0.0417in"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officeooo:rsid="000c0de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0T13:22:29.539000000</meta:creation-date>
    <dc:date>2022-05-22T14:50:21.849000000</dc:date>
    <meta:editing-duration>PT23M40S</meta:editing-duration>
    <meta:editing-cycles>4</meta:editing-cycles>
    <meta:generator>LibreOffice/7.3.2.2$Windows_X86_64 LibreOffice_project/49f2b1bff42cfccbd8f788c8dc32c1c309559be0</meta:generator>
    <meta:document-statistic meta:table-count="0" meta:image-count="0" meta:object-count="0" meta:page-count="9" meta:paragraph-count="33" meta:word-count="5621" meta:character-count="28330" meta:non-whitespace-character-count="22442"/>
  </office:meta>
</office:document-meta>
</file>